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27cm" style:page-number="auto" table:align="left" style:writing-mode="lr-tb"/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5.981cm"/>
    </style:style>
    <style:style style:name="Tabla1.C" style:family="table-column">
      <style:table-column-properties style:column-width="9.58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8" style:family="table-row">
      <style:table-row-properties style:min-row-height="0.199cm" fo:keep-together="always"/>
    </style:style>
    <style:style style:name="Tabla1.9" style:family="table-row">
      <style:table-row-properties style:min-row-height="0.198cm" fo:keep-together="always"/>
    </style:style>
    <style:style style:name="Tabla1.A1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13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0cc1ae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paragraph-rsid="000cc1ae" style:font-name-asian="Wingdings 2" style:font-size-asian="14pt" style:font-weight-asian="bold" style:font-name-complex="Wingdings 2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paragraph-rsid="000cc1ae" style:font-name-asian="Wingdings 2" style:font-size-asian="14pt" style:font-weight-asian="bold" style:font-name-complex="Wingdings 2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cc1ae" style:font-name-asian="Wingdings 2" style:font-size-asian="13pt" style:font-weight-asian="bold" style:font-name-complex="Wingdings 2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cc1ae" style:font-name-asian="Wingdings 2" style:font-size-asian="13pt" style:font-weight-asian="bold" style:font-name-complex="Wingdings 2" style:font-size-complex="13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cc1ae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paragraph-rsid="000cc1ae" style:font-name-asian="Wingdings 2" style:font-size-asian="10pt" style:font-name-complex="Wingdings 2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style:text-underline-style="none" officeooo:paragraph-rsid="000cc1ae" style:font-name-asian="Wingdings 2" style:font-size-asian="10pt" style:font-name-complex="Wingdings 2" style:font-size-complex="10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paragraph-rsid="000cc1ae" style:font-name-asian="Wingdings 2" style:font-size-asian="14pt" style:font-weight-asian="bold" style:font-name-complex="Wingdings 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rsid="000ee1b5" officeooo:paragraph-rsid="000ee1b5" style:font-name-asian="Wingdings 2" style:font-size-asian="14pt" style:font-weight-asian="bold" style:font-name-complex="Wingdings 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rsid="000d4db1" officeooo:paragraph-rsid="000d4db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rsid="000ee1b5" officeooo:paragraph-rsid="000ee1b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ee1b5" officeooo:paragraph-rsid="000ee1b5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paragraph-rsid="000cc1ae" style:font-name-asian="Wingdings 2" style:font-size-asian="10pt" style:font-name-complex="Wingdings 2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.466cm"/>
        </style:tab-stops>
      </style:paragraph-properties>
      <style:text-properties style:font-name="Arial1" fo:font-size="10pt" officeooo:rsid="000ee1b5" officeooo:paragraph-rsid="000ee1b5" style:font-name-asian="Wingdings 2" style:font-size-asian="10pt" style:font-name-complex="Wingdings 2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e1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">Nombre del Caso de Uso: <text:span text:style-name="T2">Mostrar turnos llamados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Prioridad:<text:tab/><text:tab/> <text:span text:style-name="T1">Alta</text:span> <text:tab/> Media<text:tab/> Baja<text:tab/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Complejidad:<text:tab/>Simple<text:tab/><text:span text:style-name="T1">Media</text:span> <text:tab/></text:p>
            <text:p text:style-name="P2"><text:tab/>Complejo<text:tab/>Muy Complejo<text:tab/>Extremadamente Complejo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2">Actor Principal: <text:span text:style-name="T2">Monitor (MT)</text:span></text:p>
          </table:table-cell>
          <table:covered-table-cell/>
          <table:table-cell table:style-name="Tabla1.A2" office:value-type="string">
            <text:p text:style-name="P2">Actor Secundario:</text:p>
          </table:table-cell>
        </table:table-row>
        <table:table-row table:style-name="Tabla1.1">
          <table:table-cell table:style-name="Tabla1.A2" table:number-columns-spanned="3" office:value-type="string">
            <text:p text:style-name="P2">Tipo de Caso de Uso: <text:span text:style-name="T1">Concreto</text:span> <text:tab/>Abstracto<text:tab/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Objetivo: </text:p>
            <text:p text:style-name="P10">El objetivo es poder mostrar los turnos cuando son llamados y dejar un listado con los ultimos turnos que fueron atendidos.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Precondiciones:</text:p>
            <text:p text:style-name="P11">Que se hayan emitidos turnos.</text:p>
            <text:p text:style-name="P12">Iniciar sesion como Monitor.</text:p>
          </table:table-cell>
          <table:covered-table-cell/>
          <table:covered-table-cell/>
        </table:table-row>
        <table:table-row table:style-name="Tabla1.8">
          <table:table-cell table:style-name="Tabla1.A4" table:number-rows-spanned="2" office:value-type="string">
            <text:p text:style-name="P2">Post-Condiciones:</text:p>
          </table:table-cell>
          <table:table-cell table:style-name="Tabla1.A2" table:number-columns-spanned="2" office:value-type="string">
            <text:p text:style-name="P2">Éxito:</text:p>
            <text:p text:style-name="P10">Poder mostrar un turno en pantalla cuando es llamado.</text:p>
          </table:table-cell>
          <table:covered-table-cell/>
        </table:table-row>
        <table:table-row table:style-name="Tabla1.9">
          <table:covered-table-cell/>
          <table:table-cell table:style-name="Tabla1.A2" table:number-columns-spanned="2" office:value-type="string">
            <text:p text:style-name="P2">Fracaso:</text:p>
          </table:table-cell>
          <table:covered-table-cell/>
        </table:table-row>
        <table:table-row table:style-name="Tabla1.1">
          <table:table-cell table:style-name="Tabla1.A4" table:number-columns-spanned="2" office:value-type="string">
            <text:p text:style-name="P3">FLUJO NORMAL</text:p>
          </table:table-cell>
          <table:covered-table-cell/>
          <table:table-cell table:style-name="Tabla1.A2" office:value-type="string">
            <text:p text:style-name="P3">FLUJO ALTERNATIVO</text:p>
          </table:table-cell>
        </table:table-row>
        <table:table-row table:style-name="Tabla1.1">
          <table:table-cell table:style-name="Tabla1.A4" table:number-columns-spanned="2" office:value-type="string">
            <text:p text:style-name="P15">1. El sistema llama al caso de uso mostrar turnos llamados.</text:p>
          </table:table-cell>
          <table:covered-table-cell/>
          <table:table-cell table:style-name="Tabla1.A2" office:value-type="string">
            <text:p text:style-name="P7"/>
          </table:table-cell>
        </table:table-row>
        <table:table-row table:style-name="Tabla1.1">
          <table:table-cell table:style-name="Tabla1.A4" table:number-columns-spanned="2" office:value-type="string">
            <text:p text:style-name="P13">2. El MT busca los turnos con los estados actualizados.</text:p>
          </table:table-cell>
          <table:covered-table-cell/>
          <table:table-cell table:style-name="Tabla1.A2" office:value-type="string">
            <text:p text:style-name="P8"/>
          </table:table-cell>
        </table:table-row>
        <table:table-row table:style-name="Tabla1.1">
          <table:table-cell table:style-name="Tabla1.A13" table:number-columns-spanned="2" office:value-type="string">
            <text:p text:style-name="P13">3. El sistema lista los turnos actualizados y los muestra en orden que fueron actualizados.</text:p>
          </table:table-cell>
          <table:covered-table-cell/>
          <table:table-cell table:style-name="Tabla1.C13" office:value-type="string">
            <text:p text:style-name="P7"/>
          </table:table-cell>
        </table:table-row>
        <table:table-row table:style-name="Tabla1.1">
          <table:table-cell table:style-name="Tabla1.A13" table:number-columns-spanned="2" office:value-type="string">
            <text:p text:style-name="P13">4. Fin caso de uso.</text:p>
          </table:table-cell>
          <table:covered-table-cell/>
          <table:table-cell table:style-name="Tabla1.C13" office:value-type="string">
            <text:p text:style-name="P7"/>
          </table:table-cell>
        </table:table-row>
        <table:table-row table:style-name="Tabla1.1">
          <table:table-cell table:style-name="Tabla1.A2" table:number-columns-spanned="3" office:value-type="string">
            <text:p text:style-name="P4">Observaciones: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12S</meta:editing-duration>
    <meta:editing-cycles>6</meta:editing-cycles>
    <meta:generator>LibreOffice/6.1.1.2$Linux_X86_64 LibreOffice_project/10$Build-2</meta:generator>
    <dc:date>2018-10-06T11:11:19.270229659</dc:date>
    <meta:document-statistic meta:table-count="1" meta:image-count="0" meta:object-count="0" meta:page-count="1" meta:paragraph-count="23" meta:word-count="123" meta:character-count="795" meta:non-whitespace-character-count="683"/>
    <meta:user-defined meta:name="Info 1"/>
    <meta:user-defined meta:name="Info 2"/>
    <meta:user-defined meta:name="Info 3"/>
    <meta:user-defined meta:name="Info 4"/>
  </office:meta>
</office:document-meta>
</file>